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ubtitle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indent="0cm" style:auto-text-indent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1.251cm" fo:margin-right="0cm" fo:text-indent="-0.635cm" style:auto-text-indent="false"/>
    </style:style>
    <style:style style:name="P9" style:family="paragraph" style:parent-style-name="Text_20_body">
      <style:text-properties fo:language="sk" fo:country="SK"/>
    </style:style>
    <style:style style:name="P10" style:family="paragraph" style:parent-style-name="Text_20_body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font-name="Arial" fo:font-size="14pt" fo:letter-spacing="normal" fo:language="sk" fo:country="SK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 style:list-style-name="L1">
      <style:text-properties fo:language="sk" fo:country="SK"/>
    </style:style>
    <style:style style:name="P14" style:family="paragraph" style:parent-style-name="Text_20_body" style:list-style-name="L2"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5" style:family="paragraph" style:parent-style-name="Text_20_body" style:list-style-name="L5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ize-complex="14pt"/>
    </style:style>
    <style:style style:name="P16" style:family="paragraph" style:parent-style-name="Standard" style:list-style-name="L2"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7" style:family="paragraph" style:parent-style-name="Standard" style:list-style-name="L3">
      <style:paragraph-properties style:text-autospace="none"/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8" style:family="paragraph" style:parent-style-name="Standard" style:list-style-name="L4">
      <style:paragraph-properties style:text-autospace="none"/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9" style:family="paragraph" style:parent-style-name="Heading_20_1">
      <style:text-properties fo:language="sk" fo:country="SK"/>
    </style:style>
    <style:style style:name="P20" style:family="paragraph" style:parent-style-name="Heading_20_1">
      <style:text-properties fo:font-variant="normal" fo:text-transform="none" fo:color="#000000" style:font-name="Arial" fo:font-size="16.1000003814697pt" fo:letter-spacing="normal" fo:language="sk" fo:country="SK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P23" style:family="paragraph" style:parent-style-name="Heading_20_2">
      <style:text-properties fo:language="sk" fo:country="SK"/>
    </style:style>
    <style:style style:name="P24" style:family="paragraph" style:parent-style-name="Heading_20_2">
      <style:text-properties fo:font-variant="normal" fo:text-transform="none" fo:color="#000000" style:font-name="Arial" fo:font-size="14pt" fo:letter-spacing="normal" fo:language="sk" fo:country="SK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Heading_20_3">
      <style:text-properties fo:language="sk" fo:country="SK"/>
    </style:style>
    <style:style style:name="T1" style:family="text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6.1000003814697pt" fo:letter-spacing="normal" fo:language="sk" fo:country="SK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T3" style:family="text">
      <style:text-properties fo:language="sk" fo:country="SK"/>
    </style:style>
    <style:style style:name="T4" style:family="text">
      <style:text-properties style:font-name="Times New Roman" fo:font-size="14pt" fo:language="sk" fo:country="SK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Záverečná projektová správa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4">Obsah</text:p>
          </text:index-title>
          <text:p text:style-name="P5">Úvod<text:tab/>3</text:p>
          <text:p text:style-name="P6">Stručný popis projektu<text:tab/>3</text:p>
          <text:p text:style-name="P6">Členovia teamu<text:tab/>3</text:p>
          <text:p text:style-name="P6">Projektový hosting<text:tab/>3</text:p>
          <text:p text:style-name="P5">Vstupný projekt<text:tab/>4</text:p>
          <text:p text:style-name="P6">Stav obdržaného projektu<text:tab/>4</text:p>
          <text:p text:style-name="P7">Čo fungovalo<text:tab/>4</text:p>
          <text:p text:style-name="P7">Čo nefungovalo<text:tab/>4</text:p>
          <text:p text:style-name="P6">Zhodnotenie obdržaného projektu<text:tab/>4</text:p>
          <text:p text:style-name="P5">Výstupný projekt<text:tab/>5</text:p>
          <text:p text:style-name="P6">Rozhodnutia o smerovaní projektu<text:tab/>5</text:p>
          <text:p text:style-name="P6">Odvedená práca<text:tab/>5</text:p>
          <text:p text:style-name="P6">Zhodnotenie našej práce<text:tab/>6</text:p>
          <text:p text:style-name="P5">Plány pre pokračovateľov<text:tab/>6</text:p>
          <text:p text:style-name="P6">Zoznámenie sa s projektom<text:tab/>6</text:p>
          <text:p text:style-name="P6">Návrhy pre pokračovateľov<text:tab/>7</text:p>
          <text:p text:style-name="P6">Ostantné návrhy<text:tab/>7</text:p>
          <text:p text:style-name="P6">Záver<text:tab/>8</text:p>
        </text:index-body>
      </text:table-of-content>
      <text:p text:style-name="Text_20_body"/>
      <text:h text:style-name="P21" text:outline-level="1">Úvod</text:h>
      <text:h text:style-name="Heading_20_2" text:outline-level="2">Stručný popis projektu</text:h>
      <text:p text:style-name="Text_20_body"><text:span text:style-name="T3"><text:tab/></text:span>Projekt elektronických volieb <text:span text:style-name="T3">má za úlohu vytvoriť funkčný systém, ktorý bude umožňovať voliť pri akýchkoľvek voľbách elektronicky a to tak z hlasovacích terminálov, ako aj webového <text:s/>rozhrania.</text:span></text:p>
      <text:p text:style-name="P9"/>
      <text:h text:style-name="P23" text:outline-level="2">Členovia teamu</text:h>
      <text:list xml:id="list42150073" text:style-name="L1">
        <text:list-item>
          <text:p text:style-name="P13">Tomáš Čerevka (cerevtom@fel.cvut.cz, 496098386) </text:p>
          <text:list>
            <text:list-item>
              <text:p text:style-name="P13">Zodpovedný za Java FX applet</text:p>
            </text:list-item>
          </text:list>
        </text:list-item>
        <text:list-item>
          <text:p text:style-name="P13">Honza Zahula (zahuljan@fel.cvut.cz, 319482525) </text:p>
          <text:list>
            <text:list-item>
              <text:p text:style-name="P13">Zodpovedný za väčšinu modifikácií v Java EE kóde</text:p>
            </text:list-item>
          </text:list>
        </text:list-item>
        <text:list-item>
          <text:p text:style-name="P13">Pavel Valentína (valenpa4@fel.cvut.cz, 308348212) </text:p>
          <text:list>
            <text:list-item>
              <text:p text:style-name="P13">Zodpovedný za modifikácie GUI, generovanie emailov a časť dokumentácie (prevažne SI3)</text:p>
            </text:list-item>
          </text:list>
        </text:list-item>
        <text:list-item>
          <text:p text:style-name="P13">Rado Murin (murinrad@fel.cvut.cz, 177614461)</text:p>
          <text:list>
            <text:list-item>
              <text:p text:style-name="P13">Zodpovedný za dokumentáciu (prevažne SI2), generovanie výsledkov po odvolení a koordinovanie smerovania projektu</text:p>
            </text:list-item>
          </text:list>
        </text:list-item>
      </text:list>
      <text:p text:style-name="P8"/>
      <text:h text:style-name="P23" text:outline-level="2">Projektový hosting</text:h>
      <text:p text:style-name="P9"><text:tab/>Celý projekt je hostovaný na stránke http://code.google.com/p/evolby/ </text:p>
      <text:p text:style-name="Text_20_body"><text:span text:style-name="T3">kontakt: </text:span>evolby2010@gmail.com<text:span text:style-name="T3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1"><text:soft-page-break/>Vstupný projekt</text:h>
      <text:p text:style-name="Text_20_body"><text:span text:style-name="T3">(Výstupná správa vstupného projektu sa nachádza </text:span><text:a xlink:type="simple" xlink:href="../Zprava%20k%20projektu.pdf">tu</text:a><text:span text:style-name="T3">.)</text:span></text:p>
      <text:h text:style-name="P23" text:outline-level="2">Stav obdržaného projektu</text:h>
      <text:p text:style-name="P9"><text:tab/>Projekt, sme obdržali v polofunkčnom stave. Dokumentácia k nemu bola dostačujúca pre rýchle pochopenie funkcií. Obdržali sme ju v Enterprise Architect podobe a v pdf.</text:p>
      <text:h text:style-name="P25" text:outline-level="3">Čo fungovalo</text:h>
      <text:p text:style-name="P9"><text:tab/>V systéme bolo funkčné prihlasovanie a poloautomatické rozlišovanie rolí: administrátor, komisár a volič. Systém dokázal vytvoriť voľby a k ním volebné udalosti. K týmto udalostiam sa dali pridať voliči, ktorí sa vedeli nominovať. Volebný proces bol teda v princípe takmer funkčný. V kóde bolo viditeľné, že posledný hlas voliča je platný. </text:p>
      <text:p text:style-name="P9"/>
      <text:h text:style-name="P25" text:outline-level="3">Čo nefungovalo</text:h>
      <text:p text:style-name="P9"><text:tab/>Volebný applet fungoval len na jednom zo štyroch našich počítačov a nepodarilo sa nám zistiť príčinu tohoto javu. Generovanie výsledkov a ani rozlišovanie role kandidáta a voliča neexistovalo. Systém neumožňoval posielanie informatívnych emailov, nepodporoval privilegované akcie(vysvetlené nižšie). Celý applet bol príliš veľký hľadiac na jeho funkciu. Bezpečnosť uložených hlasov neexistovala, predpokladáme, že z debug dôvodov.</text:p>
      <text:p text:style-name="P9"/>
      <text:h text:style-name="P23" text:outline-level="2">Zhodnotenie obdržaného projektu</text:h>
      <text:p text:style-name="P9"><text:tab/>Obdržaný projekt bol na dobrej ceste k želanému výsledku, avšak jeho komplexnosť a veľkosť znemožňovala akékoľvek zmysluplné pokračovanie pre team, ktorý má životnosť 3-4 mesiace. </text:p>
      <text:p text:style-name="P9"><text:tab/>Ako nešťastné sme kategorizovali rozhodnutie ostať pri aplikačnom servery Glassfish 2.x a v dokumentácií nevysvetlené rozhodnutie použiť pre samotné volenie technológiu JavaFX. Glassfish 3 podporuje oveľa viac funkcií ako GF2.x, mimo iného aj Framework na Unit Testovanie kódu v EJBs. JavaFX je aktuálne vo fáze kompletného prerábania a preto máme pochybnosti, že jej kód bude ľahko čitateľný pre budúcnosť. Ako ďalší problém projektu sme identifikovali jeho dokumentáciu. Implementácia a popis v dokumentácií boli nekonzistentné a kvôli veľkosti projektu trvalo značný časť tento fakt opraviť.</text:p>
      <text:p text:style-name="P9"><text:soft-page-break/><text:tab/>Systém hlasovania v princípe fungoval, ale jeho realizácia nebola v súlade so žiadnym reálnym volením. Celý bol zjednodušený na základnú ideu hlasovania.</text:p>
      <text:p text:style-name="P9"><text:tab/>Projekt avšak obsahoval aj pozitívne vlastnosti. Návrh bol urobený s veľkým dôrazom na bezpečnosť, <text:s/>kód bol napísaný prehľadne. Vďaka tomu, je aj v pomerne zložitej architektúre jednoduché nájsť čo príslušná časť kódu robí. Rozdelenie rolí na voter, commissar a administrator hodnotíme taktiež pozitívne.</text:p>
      <text:h text:style-name="P19" text:outline-level="1">Výstupný projekt</text:h>
      <text:h text:style-name="P23" text:outline-level="2">Rozhodnutia o smerovaní projektu</text:h>
      <text:p text:style-name="P9"><text:tab/>Uvažujúc veľkosť a zložitosť projektu a čas, ktorý sme mali na tento projekt vyhradený rozhodli sme sa, že projekt bude pokračovať len vo forme volieb do akademického senátu FEL ČVUT. Funkcionalitu lokálnych volieb sme odstránili. </text:p>
      <text:p text:style-name="P9"><text:tab/>S týmto rozhodnutím prišlo automaticky rozhodnutie pridať funkčný požiadavok na rozlišovanie role voliča a spolupráca so školskou databázou.</text:p>
      <text:p text:style-name="P9"><text:tab/>Kvôli nedokonalosti(veľkosť a nespustiteľnosť) <text:s/>existujúceho Java FX appletu sme sa ho rozhodli úplne prepísať.</text:p>
      <text:p text:style-name="P9"/>
      <text:h text:style-name="P23" text:outline-level="2">Odvedená práca</text:h>
      <text:p text:style-name="P9"><text:tab/>Do projektu sme priviedli množstvo vylepšení.</text:p>
      <text:p text:style-name="P9"><text:tab/>Prvým je úprava UML modelov a dokumentácie tak, aby boli konzistentné s implementáciou a nedochádzalo k zmäteniu nasledujúceho týmu. Za jednu z najdôležitejších úprav považujeme prepis tutoriálu, ktorý v dodanom stave nebol dostačujúci na rýchlu inštaláciu. V aktuálnom stave by mal zaručiť, že nasledujúci team sa v projekte zorientuje oveľa rýchlejšie ako my.</text:p>
      <text:p text:style-name="P9"><text:tab/>Z hľadiska kódu sa v začiatkoch práce podarilo odstrániť značnú časť bugov. Ďalšou odvedenou prácou bola implementácia funkčných požiadavkov. Z nich by sme najviac vyzdvihli implementáciu privilegovaných akcií - pri každej potenciálne zneužiteľnej činnosti je vyžadovaný súhlas väčšiny komisárov. Ďalšími dôležitými prácami boli preklad volebného GUI, pridanie generovania víťazov a sprehľadnenie GUI.</text:p>
      <text:p text:style-name="P9"><text:tab/>JavaFX applet bol tiež úplne prepísaný.</text:p>
      <text:p text:style-name="P9"/>
      <text:p text:style-name="P9"/>
      <text:p text:style-name="P9"/>
      <text:h text:style-name="P23" text:outline-level="2"><text:soft-page-break/>Zhodnotenie našej práce</text:h>
      <text:p text:style-name="P9">Z funkčných požiadavok sa nám podarilo implementovať takmer všetky okrem :</text:p>
      <text:list xml:id="list42154373" text:style-name="L2">
        <text:list-item>
          <text:p text:style-name="P14">Volič môže byť informovaný e-mailom.</text:p>
        </text:list-item>
        <text:list-item>
          <text:p text:style-name="P16">Užívateľ sa bude prihlasovať školským loginom a vygenerovaným jednorazovým heslom</text:p>
        </text:list-item>
      </text:list>
      <text:list xml:id="list42163922" text:style-name="L3">
        <text:list-item>
          <text:p text:style-name="P17">Užívatelia sú autentizovaní pomocou vygenerovaných hesiel a loginov získaných zo školskej databázy</text:p>
        </text:list-item>
      </text:list>
      <text:list xml:id="list42148593" text:style-name="L4">
        <text:list-item>
          <text:p text:style-name="P18">Systém generuje výsledky v súlade s internými predpismi akademického senátu</text:p>
        </text:list-item>
      </text:list>
      <text:p text:style-name="P9"/>
      <text:p text:style-name="P9"><text:tab/>Tieto požiadavky sme implementovali len čiastočne, alebo vo forme kódu v komentároch. Dôvod nájdeme v databáze. Počas našej práce sa nám nepodarilo rozhodnúť ako bude prebiehať napojenie na školskú databázu.</text:p>
      <text:p text:style-name="P9"><text:tab/>Kvôli neprehľadnej dokumentácií a nedostatku skúsenosti s projektom takejto veľkosti sme sa rozhodli ponechať systém na Glassfish 2.x s volebným appletom v Java FX a nepodnikli sme žiaden výrazný refaktoring. Prvé dve rozhodnutia s odstupom času hodnotíme negatívne.</text:p>
      <text:p text:style-name="P9"><text:tab/>Medzi ďalšie negatíva hodnotíme podcenenie problémov s integráciou a nedostatočnú komunikáciu medzi členmi týmu.</text:p>
      <text:p text:style-name="P9"><text:tab/>Pozitívne hodnotíme náš realistický prístup a snahu sa odpútať od debug prevedenia volieb, kde bezpečnosť nebola vôbec implementovaná. Zároveň považujeme za pozitívum kvalitné spracovanie dokumentácií a prístup k nej ako k forme komunikácie s pokračovateľmi.</text:p>
      <text:p text:style-name="P9"/>
      <text:h text:style-name="P19" text:outline-level="1">Plány pre pokračovateľov</text:h>
      <text:h text:style-name="P23" text:outline-level="2">Zoznámenie sa s projektom</text:h>
      <text:p text:style-name="Text_20_body"><text:span text:style-name="T3"><text:tab/>Pre rýchle pochopenie projektu odporúčame si ho čo najskôr nakonfigurovať na vlastných počítačoch pomocou priloženého </text:span><text:a xlink:type="simple" xlink:href="../Tutorial.pdf">návodu</text:a><text:span text:style-name="T3">. Pre rýchle zoznámenie s projektom, má slúžiť tento dokument. Pre pochopenie architektúry a filozofie aplikácie je potrebné si prečítať dokumenty </text:span><text:a xlink:type="simple" xlink:href="../Navrh.pdf">návrh</text:a><text:span text:style-name="T3"> a </text:span><text:a xlink:type="simple" xlink:href="../analyzaFINAL.pdf">analýza</text:a><text:span text:style-name="T3">. Po prečítaní týchto dokumentov by mal pokračovateľ byť schopný úprav a ďalších návrhov na zlepšenie.</text:span></text:p>
      <text:p text:style-name="P9"/>
      <text:h text:style-name="P23" text:outline-level="2"><text:soft-page-break/>Návrhy pre pokračovateľov</text:h>
      <text:p text:style-name="Text_20_body"><text:span text:style-name="T3"><text:tab/></text:span><text:span text:style-name="T4">Systém je funkčný, avšak má ďaleko od dokonalosti. Preto prichádzame s nasledujúcim zoznamom možných pokračovaní:</text:span></text:p>
      <text:list xml:id="list42158717" text:style-name="L5">
        <text:list-item>
          <text:p text:style-name="P15">Prechod na Glassfish3</text:p>
          <text:list>
            <text:list-item>
              <text:p text:style-name="P15">Momentálne je deploy v Glassfish 3 nemožný. Navrhujeme identifikáciu problémov s prechodom na tento server a prejsť naň.</text:p>
            </text:list-item>
            <text:list-item>
              <text:p text:style-name="P15">Po prechode by sa mali vytvoriť unit testy biznis logiky v EJBs</text:p>
            </text:list-item>
          </text:list>
        </text:list-item>
        <text:list-item>
          <text:p text:style-name="P15">Lokalizácia</text:p>
          <text:list>
            <text:list-item>
              <text:p text:style-name="P15">Navrhujeme text z kódu exportovať do textového súboru a vytvoriť tak podklad pre lokalizáciu systému</text:p>
            </text:list-item>
          </text:list>
        </text:list-item>
        <text:list-item>
          <text:p text:style-name="P15">Parametrizácia volieb</text:p>
          <text:list>
            <text:list-item>
              <text:p text:style-name="P15">Momentálne sú parametre volieb natvrdo napísané v kóde, navrhujeme ich parametrizácia keď ich vytvára administrátor</text:p>
            </text:list-item>
          </text:list>
        </text:list-item>
        <text:list-item>
          <text:p text:style-name="P15">Prepojenie s Fel ID</text:p>
          <text:list>
            <text:list-item>
              <text:p text:style-name="P15">Systém momentálne autentifikuje a autorizuje len na základe dummy databázy. Pre reálnu aplikáciu bude potrebné vyriešiť ako autorizovať a autentifikovať všetkých členov akademickej obce.</text:p>
            </text:list-item>
          </text:list>
        </text:list-item>
        <text:list-item>
          <text:p text:style-name="P15">Fotky kandidátov a zobrazenie kandidátiek</text:p>
          <text:list>
            <text:list-item>
              <text:p text:style-name="P15">Volebný applet obohatiť o fotky a podrobné informácie o kandidátoch</text:p>
            </text:list-item>
          </text:list>
        </text:list-item>
        <text:list-item>
          <text:p text:style-name="P15">Logovanie</text:p>
          <text:list>
            <text:list-item>
              <text:p text:style-name="P15">umožniť logovanie udalostí do systémových logov pre jednoduchší debugging</text:p>
            </text:list-item>
          </text:list>
        </text:list-item>
        <text:list-item>
          <text:p text:style-name="P15">Zrušenie systému "last vote counts"</text:p>
          <text:list>
            <text:list-item>
              <text:p text:style-name="P15">Z bezpečnostného hľadiska je táto funkcia potenciálne nebezpečná. Umožňuje totiž zistiť kto ako hlasoval. Vyžaduje si komplexnejšiu bezpečnostnú analýzu</text:p>
            </text:list-item>
          </text:list>
        </text:list-item>
        <text:list-item>
          <text:p text:style-name="P15">Tlač výsledkov</text:p>
          <text:list>
            <text:list-item>
              <text:p text:style-name="P15">Vytvoriť CSS pre tlač</text:p>
            </text:list-item>
          </text:list>
        </text:list-item>
        <text:list-item>
          <text:p text:style-name="P15">Zrušenie JavaFX appletu</text:p>
          <text:list>
            <text:list-item>
              <text:p text:style-name="P15">Ak sa nenájde reálny dôvod (nie zvedavosť) pre ponechanie tohoto appletu tak ho odporúčame nahradiť obyčajnou stránkou. Zjednoduší sa integrácia.</text:p>
            </text:list-item>
          </text:list>
        </text:list-item>
      </text:list>
      <text:p text:style-name="P10"/>
      <text:h text:style-name="P24" text:outline-level="2"><text:soft-page-break/>Ostatné návrhy</text:h>
      <text:p text:style-name="P12"/>
      <text:h text:style-name="P20" text:outline-level="1">Záver</text:h>
      <text:p text:style-name="Text_20_body"><text:span text:style-name="T2"><text:tab/></text:span><text:span text:style-name="T1">Prácu na projekte hodnotíme pozitívne.</text:span></text:p>
      <text:p text:style-name="P11"><text:tab/>Sme presvedčení, že sme postupovali so správnymi myšlienkami a za výsledkom si stojí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Záverečná projektová správa<text:tab/><text:tab/>E-volby</text:p>
      </style:header>
      <style:footer>
        <text:p text:style-name="Footer"><text:date style:data-style-name="N30" text:date-value="2010-12-12T22:28:59.29">12.12.2010</text:date><text:tab/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3T17:44:36.95" text:fixed="true">3.10.2010</text:date><text:tab/><text:tab/>EVolbyTeam ZS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2-12T22:28:59.25</dc:date>
    <meta:editing-duration>PT04H12M46S</meta:editing-duration>
    <meta:editing-cycles>15</meta:editing-cycles>
    <meta:generator>OpenOffice.org/3.2$Win32 OpenOffice.org_project/320m18$Build-9502</meta:generator>
    <meta:document-statistic meta:table-count="0" meta:image-count="0" meta:object-count="0" meta:page-count="8" meta:paragraph-count="103" meta:word-count="1169" meta:character-count="8323"/>
  </office:meta>
</office:document-meta>
</file>